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165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5583in"/>
    </style:style>
    <style:style style:name="co4" style:family="table-column">
      <style:table-column-properties fo:break-before="auto" style:column-width="1.1508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0.928in"/>
    </style:style>
    <style:style style:name="co8" style:family="table-column">
      <style:table-column-properties fo:break-before="auto" style:column-width="1.3047in"/>
    </style:style>
    <style:style style:name="co9" style:family="table-column">
      <style:table-column-properties fo:break-before="auto" style:column-width="1.245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0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1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2" style:family="table-cell" style:parent-style-name="Pivot_20_Table_20_Corner">
      <style:table-cell-properties fo:border-bottom="none" fo:border-left="none" fo:border-right="none" fo:border-top="2.01pt solid #000000"/>
    </style:style>
    <style:style style:name="ce33" style:family="table-cell" style:parent-style-name="Pivot_20_Table_20_Field">
      <style:table-cell-properties fo:border="0.99pt solid #000000"/>
    </style:style>
    <style:style style:name="ce3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7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3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4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4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8" style:family="table-cell" style:parent-style-name="Pivot_20_Table_20_Value" style:data-style-name="N0"/>
    <style:style style:name="ce4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0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5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2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hunk Size (MB)</text:p>
          </table:table-cell>
          <table:table-cell office:value-type="string" calcext:value-type="string">
            <text:p>Transferred Size (Byte)</text:p>
          </table:table-cell>
          <table:table-cell office:value-type="string" calcext:value-type="string">
            <text:p>Transferred Size (GB)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  <table:table-cell office:value-type="string" calcext:value-type="string">
            <text:p>Lambda Time (ms)</text:p>
          </table:table-cell>
        </table:table-row>
        <table:table-row table:style-name="ro1">
          <table:table-cell office:value-type="string" calcext:value-type="string">
            <text:p>Thu Mar 16 21:34:13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ube</text:p>
          </table:table-cell>
          <table:table-cell office:value-type="float" office:value="16" calcext:value-type="float">
            <text:p>16</text:p>
          </table:table-cell>
          <table:table-cell office:value-type="float" office:value="72715239840" calcext:value-type="float">
            <text:p>72715239840</text:p>
          </table:table-cell>
          <table:table-cell table:formula="of:=[.E2]/1024/1024/1024" office:value-type="float" office:value="67.7213443815708" calcext:value-type="float">
            <text:p>67.7213443815708</text:p>
          </table:table-cell>
          <table:table-cell office:value-type="float" office:value="678.11" calcext:value-type="float">
            <text:p>678.11</text:p>
          </table:table-cell>
          <table:table-cell office:value-type="float" office:value="5.41997555052567" calcext:value-type="float">
            <text:p>5.4199755505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22:05:48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ow</text:p>
          </table:table-cell>
          <table:table-cell office:value-type="float" office:value="8" calcext:value-type="float">
            <text:p>8</text:p>
          </table:table-cell>
          <table:table-cell office:value-type="float" office:value="68718428160" calcext:value-type="float">
            <text:p>68718428160</text:p>
          </table:table-cell>
          <table:table-cell table:formula="of:=[.E3]/1024/1024/1024" office:value-type="float" office:value="63.9990234375" calcext:value-type="float">
            <text:p>63.9990234375</text:p>
          </table:table-cell>
          <table:table-cell office:value-type="float" office:value="597.283" calcext:value-type="float">
            <text:p>597.283</text:p>
          </table:table-cell>
          <table:table-cell office:value-type="float" office:value="5.764725920775" calcext:value-type="float">
            <text:p>5.764725920775</text:p>
          </table:table-cell>
          <table:table-cell office:value-type="float" office:value="45342" calcext:value-type="float">
            <text:p>45342</text:p>
          </table:table-cell>
        </table:table-row>
        <table:table-row table:style-name="ro1">
          <table:table-cell office:value-type="string" calcext:value-type="string">
            <text:p>Thu Mar 16 22:15:51 2023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cube</text:p>
          </table:table-cell>
          <table:table-cell office:value-type="float" office:value="4" calcext:value-type="float">
            <text:p>4</text:p>
          </table:table-cell>
          <table:table-cell office:value-type="float" office:value="70624647296" calcext:value-type="float">
            <text:p>70624647296</text:p>
          </table:table-cell>
          <table:table-cell table:formula="of:=[.E4]/1024/1024/1024" office:value-type="float" office:value="65.7743283510208" calcext:value-type="float">
            <text:p>65.7743283510208</text:p>
          </table:table-cell>
          <table:table-cell office:value-type="float" office:value="683.08" calcext:value-type="float">
            <text:p>683.08</text:p>
          </table:table-cell>
          <table:table-cell office:value-type="float" office:value="7.24206531861229" calcext:value-type="float">
            <text:p>7.2420653186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22:27:25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olumn</text:p>
          </table:table-cell>
          <table:table-cell office:value-type="float" office:value="8" calcext:value-type="float">
            <text:p>8</text:p>
          </table:table-cell>
          <table:table-cell office:value-type="float" office:value="76676010712" calcext:value-type="float">
            <text:p>76676010712</text:p>
          </table:table-cell>
          <table:table-cell table:formula="of:=[.E5]/1024/1024/1024" office:value-type="float" office:value="71.4100997075439" calcext:value-type="float">
            <text:p>71.4100997075439</text:p>
          </table:table-cell>
          <table:table-cell office:value-type="float" office:value="937.79" calcext:value-type="float">
            <text:p>937.79</text:p>
          </table:table-cell>
          <table:table-cell office:value-type="float" office:value="5.71740347660351" calcext:value-type="float">
            <text:p>5.71740347660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23:00:00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office:value-type="float" office:value="68718428160" calcext:value-type="float">
            <text:p>68718428160</text:p>
          </table:table-cell>
          <table:table-cell table:formula="of:=[.E6]/1024/1024/1024" office:value-type="float" office:value="63.9990234375" calcext:value-type="float">
            <text:p>63.9990234375</text:p>
          </table:table-cell>
          <table:table-cell office:value-type="float" office:value="596.501" calcext:value-type="float">
            <text:p>596.501</text:p>
          </table:table-cell>
          <table:table-cell office:value-type="float" office:value="5.768144480775" calcext:value-type="float">
            <text:p>5.768144480775</text:p>
          </table:table-cell>
          <table:table-cell office:value-type="float" office:value="36142" calcext:value-type="float">
            <text:p>36142</text:p>
          </table:table-cell>
        </table:table-row>
        <table:table-row table:style-name="ro1">
          <table:table-cell office:value-type="string" calcext:value-type="string">
            <text:p>Thu Mar 16 23:10:03 2023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row</text:p>
          </table:table-cell>
          <table:table-cell office:value-type="float" office:value="16" calcext:value-type="float">
            <text:p>16</text:p>
          </table:table-cell>
          <table:table-cell office:value-type="float" office:value="68718428160" calcext:value-type="float">
            <text:p>68718428160</text:p>
          </table:table-cell>
          <table:table-cell table:formula="of:=[.E7]/1024/1024/1024" office:value-type="float" office:value="63.9990234375" calcext:value-type="float">
            <text:p>63.9990234375</text:p>
          </table:table-cell>
          <table:table-cell office:value-type="float" office:value="598.134" calcext:value-type="float">
            <text:p>598.134</text:p>
          </table:table-cell>
          <table:table-cell office:value-type="float" office:value="7.041761378125" calcext:value-type="float">
            <text:p>7.04176137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23:20:22 2023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cube</text:p>
          </table:table-cell>
          <table:table-cell office:value-type="float" office:value="16" calcext:value-type="float">
            <text:p>16</text:p>
          </table:table-cell>
          <table:table-cell office:value-type="float" office:value="72661801088" calcext:value-type="float">
            <text:p>72661801088</text:p>
          </table:table-cell>
          <table:table-cell table:formula="of:=[.E8]/1024/1024/1024" office:value-type="float" office:value="67.6715756654739" calcext:value-type="float">
            <text:p>67.6715756654739</text:p>
          </table:table-cell>
          <table:table-cell office:value-type="float" office:value="637.926" calcext:value-type="float">
            <text:p>637.926</text:p>
          </table:table-cell>
          <table:table-cell office:value-type="float" office:value="7.44568772320213" calcext:value-type="float">
            <text:p>7.4456877232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23:31:10 2023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column</text:p>
          </table:table-cell>
          <table:table-cell office:value-type="float" office:value="16" calcext:value-type="float">
            <text:p>16</text:p>
          </table:table-cell>
          <table:table-cell office:value-type="float" office:value="78383153152" calcext:value-type="float">
            <text:p>78383153152</text:p>
          </table:table-cell>
          <table:table-cell table:formula="of:=[.E9]/1024/1024/1024" office:value-type="float" office:value="73" calcext:value-type="float">
            <text:p>73</text:p>
          </table:table-cell>
          <table:table-cell office:value-type="float" office:value="698.139" calcext:value-type="float">
            <text:p>698.139</text:p>
          </table:table-cell>
          <table:table-cell office:value-type="float" office:value="8.0318688" calcext:value-type="float">
            <text:p>8.031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23:42:59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ube</text:p>
          </table:table-cell>
          <table:table-cell office:value-type="float" office:value="8" calcext:value-type="float">
            <text:p>8</text:p>
          </table:table-cell>
          <table:table-cell office:value-type="float" office:value="68717468160" calcext:value-type="float">
            <text:p>68717468160</text:p>
          </table:table-cell>
          <table:table-cell table:formula="of:=[.E10]/1024/1024/1024" office:value-type="float" office:value="63.9981293678284" calcext:value-type="float">
            <text:p>63.9981293678284</text:p>
          </table:table-cell>
          <table:table-cell office:value-type="float" office:value="596.956" calcext:value-type="float">
            <text:p>596.956</text:p>
          </table:table-cell>
          <table:table-cell office:value-type="float" office:value="5.76430617280455" calcext:value-type="float">
            <text:p>5.76430617280455</text:p>
          </table:table-cell>
          <table:table-cell office:value-type="float" office:value="44391" calcext:value-type="float">
            <text:p>44391</text:p>
          </table:table-cell>
        </table:table-row>
        <table:table-row table:style-name="ro1">
          <table:table-cell office:value-type="string" calcext:value-type="string">
            <text:p>Thu Mar 16 23:53:02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lumn</text:p>
          </table:table-cell>
          <table:table-cell office:value-type="float" office:value="16" calcext:value-type="float">
            <text:p>16</text:p>
          </table:table-cell>
          <table:table-cell office:value-type="float" office:value="68718428160" calcext:value-type="float">
            <text:p>68718428160</text:p>
          </table:table-cell>
          <table:table-cell table:formula="of:=[.E11]/1024/1024/1024" office:value-type="float" office:value="63.9990234375" calcext:value-type="float">
            <text:p>63.9990234375</text:p>
          </table:table-cell>
          <table:table-cell office:value-type="float" office:value="598.944" calcext:value-type="float">
            <text:p>598.944</text:p>
          </table:table-cell>
          <table:table-cell office:value-type="float" office:value="5.770093924575" calcext:value-type="float">
            <text:p>5.770093924575</text:p>
          </table:table-cell>
          <table:table-cell office:value-type="float" office:value="482456" calcext:value-type="float">
            <text:p>482456</text:p>
          </table:table-cell>
        </table:table-row>
        <table:table-row table:style-name="ro1">
          <table:table-cell office:value-type="string" calcext:value-type="string">
            <text:p>Fri Mar 17 00:03:06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row</text:p>
          </table:table-cell>
          <table:table-cell office:value-type="float" office:value="8" calcext:value-type="float">
            <text:p>8</text:p>
          </table:table-cell>
          <table:table-cell office:value-type="float" office:value="69428514656" calcext:value-type="float">
            <text:p>69428514656</text:p>
          </table:table-cell>
          <table:table-cell table:formula="of:=[.E12]/1024/1024/1024" office:value-type="float" office:value="64.6603430211544" calcext:value-type="float">
            <text:p>64.6603430211544</text:p>
          </table:table-cell>
          <table:table-cell office:value-type="float" office:value="696.29" calcext:value-type="float">
            <text:p>696.29</text:p>
          </table:table-cell>
          <table:table-cell office:value-type="float" office:value="5.17742294169235" calcext:value-type="float">
            <text:p>5.17742294169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17 00:31:41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lumn</text:p>
          </table:table-cell>
          <table:table-cell office:value-type="float" office:value="4" calcext:value-type="float">
            <text:p>4</text:p>
          </table:table-cell>
          <table:table-cell office:value-type="float" office:value="68718428160" calcext:value-type="float">
            <text:p>68718428160</text:p>
          </table:table-cell>
          <table:table-cell table:formula="of:=[.E13]/1024/1024/1024" office:value-type="float" office:value="63.9990234375" calcext:value-type="float">
            <text:p>63.9990234375</text:p>
          </table:table-cell>
          <table:table-cell office:value-type="float" office:value="598.481" calcext:value-type="float">
            <text:p>598.481</text:p>
          </table:table-cell>
          <table:table-cell office:value-type="float" office:value="5.768146835475" calcext:value-type="float">
            <text:p>5.768146835475</text:p>
          </table:table-cell>
          <table:table-cell office:value-type="float" office:value="36283" calcext:value-type="float">
            <text:p>36283</text:p>
          </table:table-cell>
        </table:table-row>
        <table:table-row table:style-name="ro1">
          <table:table-cell office:value-type="string" calcext:value-type="string">
            <text:p>Fri Mar 17 00:41:59 2023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cube</text:p>
          </table:table-cell>
          <table:table-cell office:value-type="float" office:value="8" calcext:value-type="float">
            <text:p>8</text:p>
          </table:table-cell>
          <table:table-cell office:value-type="float" office:value="71301812832" calcext:value-type="float">
            <text:p>71301812832</text:p>
          </table:table-cell>
          <table:table-cell table:formula="of:=[.E14]/1024/1024/1024" office:value-type="float" office:value="66.4049879014492" calcext:value-type="float">
            <text:p>66.4049879014492</text:p>
          </table:table-cell>
          <table:table-cell office:value-type="float" office:value="649.806" calcext:value-type="float">
            <text:p>649.806</text:p>
          </table:table-cell>
          <table:table-cell office:value-type="float" office:value="7.30805306915941" calcext:value-type="float">
            <text:p>7.30805306915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17 00:53:03 2023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column</text:p>
          </table:table-cell>
          <table:table-cell office:value-type="float" office:value="8" calcext:value-type="float">
            <text:p>8</text:p>
          </table:table-cell>
          <table:table-cell office:value-type="float" office:value="76676010712" calcext:value-type="float">
            <text:p>76676010712</text:p>
          </table:table-cell>
          <table:table-cell table:formula="of:=[.E15]/1024/1024/1024" office:value-type="float" office:value="71.4100997075439" calcext:value-type="float">
            <text:p>71.4100997075439</text:p>
          </table:table-cell>
          <table:table-cell office:value-type="float" office:value="726.115" calcext:value-type="float">
            <text:p>726.115</text:p>
          </table:table-cell>
          <table:table-cell office:value-type="float" office:value="7.85878736782982" calcext:value-type="float">
            <text:p>7.85878736782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17 01:05:21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ube</text:p>
          </table:table-cell>
          <table:table-cell office:value-type="float" office:value="8" calcext:value-type="float">
            <text:p>8</text:p>
          </table:table-cell>
          <table:table-cell office:value-type="float" office:value="71456122592" calcext:value-type="float">
            <text:p>71456122592</text:p>
          </table:table-cell>
          <table:table-cell table:formula="of:=[.E16]/1024/1024/1024" office:value-type="float" office:value="66.5487000644207" calcext:value-type="float">
            <text:p>66.5487000644207</text:p>
          </table:table-cell>
          <table:table-cell office:value-type="float" office:value="755.76" calcext:value-type="float">
            <text:p>755.76</text:p>
          </table:table-cell>
          <table:table-cell office:value-type="float" office:value="5.32827650515366" calcext:value-type="float">
            <text:p>5.32827650515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17 01:34:56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ube</text:p>
          </table:table-cell>
          <table:table-cell office:value-type="float" office:value="4" calcext:value-type="float">
            <text:p>4</text:p>
          </table:table-cell>
          <table:table-cell office:value-type="float" office:value="68717468160" calcext:value-type="float">
            <text:p>68717468160</text:p>
          </table:table-cell>
          <table:table-cell table:formula="of:=[.E17]/1024/1024/1024" office:value-type="float" office:value="63.9981293678284" calcext:value-type="float">
            <text:p>63.9981293678284</text:p>
          </table:table-cell>
          <table:table-cell office:value-type="float" office:value="598.682" calcext:value-type="float">
            <text:p>598.682</text:p>
          </table:table-cell>
          <table:table-cell office:value-type="float" office:value="5.76758660780455" calcext:value-type="float">
            <text:p>5.76758660780455</text:p>
          </table:table-cell>
          <table:table-cell office:value-type="float" office:value="32441" calcext:value-type="float">
            <text:p>32441</text:p>
          </table:table-cell>
        </table:table-row>
        <table:table-row table:style-name="ro1">
          <table:table-cell office:value-type="string" calcext:value-type="string">
            <text:p>Fri Mar 17 01:45:14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lumn</text:p>
          </table:table-cell>
          <table:table-cell office:value-type="float" office:value="8" calcext:value-type="float">
            <text:p>8</text:p>
          </table:table-cell>
          <table:table-cell office:value-type="float" office:value="68718428160" calcext:value-type="float">
            <text:p>68718428160</text:p>
          </table:table-cell>
          <table:table-cell table:formula="of:=[.E18]/1024/1024/1024" office:value-type="float" office:value="63.9990234375" calcext:value-type="float">
            <text:p>63.9990234375</text:p>
          </table:table-cell>
          <table:table-cell office:value-type="float" office:value="598.14" calcext:value-type="float">
            <text:p>598.14</text:p>
          </table:table-cell>
          <table:table-cell office:value-type="float" office:value="5.764765850475" calcext:value-type="float">
            <text:p>5.764765850475</text:p>
          </table:table-cell>
          <table:table-cell office:value-type="float" office:value="47733" calcext:value-type="float">
            <text:p>47733</text:p>
          </table:table-cell>
        </table:table-row>
        <table:table-row table:style-name="ro1">
          <table:table-cell office:value-type="string" calcext:value-type="string">
            <text:p>Fri Mar 17 01:55:18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olumn</text:p>
          </table:table-cell>
          <table:table-cell office:value-type="float" office:value="4" calcext:value-type="float">
            <text:p>4</text:p>
          </table:table-cell>
          <table:table-cell office:value-type="float" office:value="74625056768" calcext:value-type="float">
            <text:p>74625056768</text:p>
          </table:table-cell>
          <table:table-cell table:formula="of:=[.E19]/1024/1024/1024" office:value-type="float" office:value="69.5" calcext:value-type="float">
            <text:p>69.5</text:p>
          </table:table-cell>
          <table:table-cell office:value-type="float" office:value="1485.77" calcext:value-type="float">
            <text:p>1485.77</text:p>
          </table:table-cell>
          <table:table-cell office:value-type="float" office:value="5.568896" calcext:value-type="float">
            <text:p>5.568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17 02:20:22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olumn</text:p>
          </table:table-cell>
          <table:table-cell office:value-type="float" office:value="16" calcext:value-type="float">
            <text:p>16</text:p>
          </table:table-cell>
          <table:table-cell office:value-type="float" office:value="78383153152" calcext:value-type="float">
            <text:p>78383153152</text:p>
          </table:table-cell>
          <table:table-cell table:formula="of:=[.E20]/1024/1024/1024" office:value-type="float" office:value="73" calcext:value-type="float">
            <text:p>73</text:p>
          </table:table-cell>
          <table:table-cell office:value-type="float" office:value="809.77" calcext:value-type="float">
            <text:p>809.77</text:p>
          </table:table-cell>
          <table:table-cell office:value-type="float" office:value="5.842336" calcext:value-type="float">
            <text:p>5.84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17 02:34:11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ube</text:p>
          </table:table-cell>
          <table:table-cell office:value-type="float" office:value="16" calcext:value-type="float">
            <text:p>16</text:p>
          </table:table-cell>
          <table:table-cell office:value-type="float" office:value="68717468160" calcext:value-type="float">
            <text:p>68717468160</text:p>
          </table:table-cell>
          <table:table-cell table:formula="of:=[.E21]/1024/1024/1024" office:value-type="float" office:value="63.9981293678284" calcext:value-type="float">
            <text:p>63.9981293678284</text:p>
          </table:table-cell>
          <table:table-cell office:value-type="float" office:value="596.859" calcext:value-type="float">
            <text:p>596.859</text:p>
          </table:table-cell>
          <table:table-cell office:value-type="float" office:value="5.76701283110455" calcext:value-type="float">
            <text:p>5.76701283110455</text:p>
          </table:table-cell>
          <table:table-cell office:value-type="float" office:value="311640" calcext:value-type="float">
            <text:p>311640</text:p>
          </table:table-cell>
        </table:table-row>
        <table:table-row table:style-name="ro1">
          <table:table-cell office:value-type="string" calcext:value-type="string">
            <text:p>Fri Mar 17 02:44:15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ow</text:p>
          </table:table-cell>
          <table:table-cell office:value-type="float" office:value="16" calcext:value-type="float">
            <text:p>16</text:p>
          </table:table-cell>
          <table:table-cell office:value-type="float" office:value="68718428160" calcext:value-type="float">
            <text:p>68718428160</text:p>
          </table:table-cell>
          <table:table-cell table:formula="of:=[.E22]/1024/1024/1024" office:value-type="float" office:value="63.9990234375" calcext:value-type="float">
            <text:p>63.9990234375</text:p>
          </table:table-cell>
          <table:table-cell office:value-type="float" office:value="598.277" calcext:value-type="float">
            <text:p>598.277</text:p>
          </table:table-cell>
          <table:table-cell office:value-type="float" office:value="5.769950538375" calcext:value-type="float">
            <text:p>5.769950538375</text:p>
          </table:table-cell>
          <table:table-cell office:value-type="float" office:value="473870" calcext:value-type="float">
            <text:p>473870</text:p>
          </table:table-cell>
        </table:table-row>
        <table:table-row table:style-name="ro1">
          <table:table-cell office:value-type="string" calcext:value-type="string">
            <text:p>Fri Mar 17 02:54:18 2023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row</text:p>
          </table:table-cell>
          <table:table-cell office:value-type="float" office:value="8" calcext:value-type="float">
            <text:p>8</text:p>
          </table:table-cell>
          <table:table-cell office:value-type="float" office:value="69086963648" calcext:value-type="float">
            <text:p>69086963648</text:p>
          </table:table-cell>
          <table:table-cell table:formula="of:=[.E23]/1024/1024/1024" office:value-type="float" office:value="64.3422488570213" calcext:value-type="float">
            <text:p>64.3422488570213</text:p>
          </table:table-cell>
          <table:table-cell office:value-type="float" office:value="623.622" calcext:value-type="float">
            <text:p>623.622</text:p>
          </table:table-cell>
          <table:table-cell office:value-type="float" office:value="7.08132377427235" calcext:value-type="float">
            <text:p>7.08132377427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17 03:04:52 2023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office:value-type="float" office:value="68725768192" calcext:value-type="float">
            <text:p>68725768192</text:p>
          </table:table-cell>
          <table:table-cell table:formula="of:=[.E24]/1024/1024/1024" office:value-type="float" office:value="64.005859375" calcext:value-type="float">
            <text:p>64.005859375</text:p>
          </table:table-cell>
          <table:table-cell office:value-type="float" office:value="664.573" calcext:value-type="float">
            <text:p>664.573</text:p>
          </table:table-cell>
          <table:table-cell office:value-type="float" office:value="7.04776133125" calcext:value-type="float">
            <text:p>7.0477613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17 03:16:11 2023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column</text:p>
          </table:table-cell>
          <table:table-cell office:value-type="float" office:value="4" calcext:value-type="float">
            <text:p>4</text:p>
          </table:table-cell>
          <table:table-cell office:value-type="float" office:value="74625056768" calcext:value-type="float">
            <text:p>74625056768</text:p>
          </table:table-cell>
          <table:table-cell table:formula="of:=[.E25]/1024/1024/1024" office:value-type="float" office:value="69.5" calcext:value-type="float">
            <text:p>69.5</text:p>
          </table:table-cell>
          <table:table-cell office:value-type="float" office:value="758.178" calcext:value-type="float">
            <text:p>758.178</text:p>
          </table:table-cell>
          <table:table-cell office:value-type="float" office:value="7.6521168" calcext:value-type="float">
            <text:p>7.652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17 03:28:59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ube</text:p>
          </table:table-cell>
          <table:table-cell office:value-type="float" office:value="4" calcext:value-type="float">
            <text:p>4</text:p>
          </table:table-cell>
          <table:table-cell office:value-type="float" office:value="70925616096" calcext:value-type="float">
            <text:p>70925616096</text:p>
          </table:table-cell>
          <table:table-cell table:formula="of:=[.E26]/1024/1024/1024" office:value-type="float" office:value="66.0546273887158" calcext:value-type="float">
            <text:p>66.0546273887158</text:p>
          </table:table-cell>
          <table:table-cell office:value-type="float" office:value="1391.04" calcext:value-type="float">
            <text:p>1391.04</text:p>
          </table:table-cell>
          <table:table-cell office:value-type="float" office:value="5.29298169109726" calcext:value-type="float">
            <text:p>5.2929816910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17 04:25:35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office:value-type="float" office:value="69533171712" calcext:value-type="float">
            <text:p>69533171712</text:p>
          </table:table-cell>
          <table:table-cell table:formula="of:=[.E27]/1024/1024/1024" office:value-type="float" office:value="64.7578125" calcext:value-type="float">
            <text:p>64.7578125</text:p>
          </table:table-cell>
          <table:table-cell office:value-type="float" office:value="1066.86" calcext:value-type="float">
            <text:p>1066.86</text:p>
          </table:table-cell>
          <table:table-cell office:value-type="float" office:value="5.189521" calcext:value-type="float">
            <text:p>5.189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17 05:00:25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row</text:p>
          </table:table-cell>
          <table:table-cell office:value-type="float" office:value="16" calcext:value-type="float">
            <text:p>16</text:p>
          </table:table-cell>
          <table:table-cell office:value-type="float" office:value="68725768192" calcext:value-type="float">
            <text:p>68725768192</text:p>
          </table:table-cell>
          <table:table-cell table:formula="of:=[.E28]/1024/1024/1024" office:value-type="float" office:value="64.005859375" calcext:value-type="float">
            <text:p>64.005859375</text:p>
          </table:table-cell>
          <table:table-cell office:value-type="float" office:value="601.5" calcext:value-type="float">
            <text:p>601.5</text:p>
          </table:table-cell>
          <table:table-cell office:value-type="float" office:value="5.12280475" calcext:value-type="float">
            <text:p>5.1228047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ivot Table_out_1" table:style-name="ta1">
        <table:table-column table:style-name="co10" table:default-cell-style-name="ce29"/>
        <table:table-column table:style-name="co10" table:number-columns-repeated="2" table:default-cell-style-name="ce34"/>
        <table:table-column table:style-name="co10" table:default-cell-style-name="ce41"/>
        <table:table-column table:style-name="co10" table:default-cell-style-name="ce47"/>
        <table:table-column table:style-name="co11" table:default-cell-style-name="ce59"/>
        <table:table-row table:style-name="ro1">
          <table:table-cell table:style-name="ce26"/>
          <table:table-cell table:style-name="ce32"/>
          <table:table-cell table:style-name="ce38"/>
          <table:table-cell table:style-name="ce39" office:value-type="string" calcext:value-type="string">
            <text:p>Data</text:p>
          </table:table-cell>
          <table:table-cell table:style-name="ce45"/>
          <table:table-cell table:style-name="ce57"/>
        </table:table-row>
        <table:table-row table:style-name="ro1">
          <table:table-cell table:style-name="ce27" office:value-type="string" calcext:value-type="string">
            <text:p>Platform</text:p>
          </table:table-cell>
          <table:table-cell table:style-name="ce33" office:value-type="string" calcext:value-type="string">
            <text:p>Query</text:p>
          </table:table-cell>
          <table:table-cell table:style-name="ce33" office:value-type="string" calcext:value-type="string">
            <text:p>Chunk Size (MB)</text:p>
          </table:table-cell>
          <table:table-cell table:style-name="ce40" office:value-type="string" calcext:value-type="string">
            <text:p>Median - Total Time (s)</text:p>
          </table:table-cell>
          <table:table-cell table:style-name="ce46" office:value-type="string" calcext:value-type="string">
            <text:p>Median - Cost ($)</text:p>
          </table:table-cell>
          <table:table-cell table:style-name="ce58" office:value-type="string" calcext:value-type="string">
            <text:p>Median - Transferred Size (GB)</text:p>
          </table:table-cell>
        </table:table-row>
        <table:table-row table:style-name="ro1">
          <table:table-cell table:style-name="ce28" office:value-type="string" calcext:value-type="string">
            <text:p>Azure</text:p>
          </table:table-cell>
          <table:table-cell office:value-type="string" calcext:value-type="string">
            <text:p>column</text:p>
          </table:table-cell>
          <table:table-cell office:value-type="float" office:value="4" calcext:value-type="float">
            <text:p>4</text:p>
          </table:table-cell>
          <table:table-cell office:value-type="float" office:value="1485.77" calcext:value-type="float">
            <text:p>1485.77</text:p>
          </table:table-cell>
          <table:table-cell office:value-type="float" office:value="5.568896" calcext:value-type="float">
            <text:p>5.568896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/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937.79" calcext:value-type="float">
            <text:p>937.79</text:p>
          </table:table-cell>
          <table:table-cell table:style-name="ce48" office:value-type="float" office:value="5.71740347660351" calcext:value-type="float">
            <text:p>5.71740347660351</text:p>
          </table:table-cell>
          <table:table-cell table:style-name="ce60" office:value-type="float" office:value="71.4100997075439" calcext:value-type="float">
            <text:p>71.4100997075439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3" office:value-type="float" office:value="809.77" calcext:value-type="float">
            <text:p>809.77</text:p>
          </table:table-cell>
          <table:table-cell table:style-name="ce49" office:value-type="float" office:value="5.842336" calcext:value-type="float">
            <text:p>5.842336</text:p>
          </table:table-cell>
          <table:table-cell table:style-name="ce61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cube</text:p>
          </table:table-cell>
          <table:table-cell office:value-type="float" office:value="4" calcext:value-type="float">
            <text:p>4</text:p>
          </table:table-cell>
          <table:table-cell office:value-type="float" office:value="1391.04" calcext:value-type="float">
            <text:p>1391.04</text:p>
          </table:table-cell>
          <table:table-cell office:value-type="float" office:value="5.29298169109726" calcext:value-type="float">
            <text:p>5.29298169109726</text:p>
          </table:table-cell>
          <table:table-cell office:value-type="float" office:value="66.0546273887158" calcext:value-type="float">
            <text:p>66.0546273887158</text:p>
          </table:table-cell>
        </table:table-row>
        <table:table-row table:style-name="ro1">
          <table:table-cell/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755.76" calcext:value-type="float">
            <text:p>755.76</text:p>
          </table:table-cell>
          <table:table-cell table:style-name="ce48" office:value-type="float" office:value="5.32827650515366" calcext:value-type="float">
            <text:p>5.32827650515366</text:p>
          </table:table-cell>
          <table:table-cell table:style-name="ce60" office:value-type="float" office:value="66.5487000644207" calcext:value-type="float">
            <text:p>66.5487000644207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3" office:value-type="float" office:value="678.11" calcext:value-type="float">
            <text:p>678.11</text:p>
          </table:table-cell>
          <table:table-cell table:style-name="ce49" office:value-type="float" office:value="5.41997555052567" calcext:value-type="float">
            <text:p>5.41997555052567</text:p>
          </table:table-cell>
          <table:table-cell table:style-name="ce61" office:value-type="float" office:value="67.7213443815708" calcext:value-type="float">
            <text:p>67.7213443815708</text:p>
          </table:table-cell>
        </table:table-row>
        <table:table-row table:style-name="ro1">
          <table:table-cell/>
          <table:table-cell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office:value-type="float" office:value="1066.86" calcext:value-type="float">
            <text:p>1066.86</text:p>
          </table:table-cell>
          <table:table-cell office:value-type="float" office:value="5.189521" calcext:value-type="float">
            <text:p>5.189521</text:p>
          </table:table-cell>
          <table:table-cell office:value-type="float" office:value="64.7578125" calcext:value-type="float">
            <text:p>64.7578125</text:p>
          </table:table-cell>
        </table:table-row>
        <table:table-row table:style-name="ro1">
          <table:table-cell/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696.29" calcext:value-type="float">
            <text:p>696.29</text:p>
          </table:table-cell>
          <table:table-cell table:style-name="ce48" office:value-type="float" office:value="5.17742294169235" calcext:value-type="float">
            <text:p>5.17742294169235</text:p>
          </table:table-cell>
          <table:table-cell table:style-name="ce60" office:value-type="float" office:value="64.6603430211544" calcext:value-type="float">
            <text:p>64.6603430211544</text:p>
          </table:table-cell>
        </table:table-row>
        <table:table-row table:style-name="ro1">
          <table:table-cell table:style-name="ce30"/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3" office:value-type="float" office:value="601.5" calcext:value-type="float">
            <text:p>601.5</text:p>
          </table:table-cell>
          <table:table-cell table:style-name="ce49" office:value-type="float" office:value="5.12280475" calcext:value-type="float">
            <text:p>5.12280475</text:p>
          </table:table-cell>
          <table:table-cell table:style-name="ce61" office:value-type="float" office:value="64.005859375" calcext:value-type="float">
            <text:p>64.005859375</text:p>
          </table:table-cell>
        </table:table-row>
        <table:table-row table:style-name="ro1">
          <table:table-cell table:style-name="ce28" office:value-type="string" calcext:value-type="string">
            <text:p>GCS</text:p>
          </table:table-cell>
          <table:table-cell office:value-type="string" calcext:value-type="string">
            <text:p>column</text:p>
          </table:table-cell>
          <table:table-cell office:value-type="float" office:value="4" calcext:value-type="float">
            <text:p>4</text:p>
          </table:table-cell>
          <table:table-cell office:value-type="float" office:value="758.178" calcext:value-type="float">
            <text:p>758.178</text:p>
          </table:table-cell>
          <table:table-cell office:value-type="float" office:value="7.6521168" calcext:value-type="float">
            <text:p>7.6521168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/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726.115" calcext:value-type="float">
            <text:p>726.115</text:p>
          </table:table-cell>
          <table:table-cell table:style-name="ce48" office:value-type="float" office:value="7.85878736782982" calcext:value-type="float">
            <text:p>7.85878736782982</text:p>
          </table:table-cell>
          <table:table-cell table:style-name="ce60" office:value-type="float" office:value="71.4100997075439" calcext:value-type="float">
            <text:p>71.4100997075439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3" office:value-type="float" office:value="698.139" calcext:value-type="float">
            <text:p>698.139</text:p>
          </table:table-cell>
          <table:table-cell table:style-name="ce49" office:value-type="float" office:value="8.0318688" calcext:value-type="float">
            <text:p>8.0318688</text:p>
          </table:table-cell>
          <table:table-cell table:style-name="ce61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cube</text:p>
          </table:table-cell>
          <table:table-cell office:value-type="float" office:value="4" calcext:value-type="float">
            <text:p>4</text:p>
          </table:table-cell>
          <table:table-cell office:value-type="float" office:value="683.08" calcext:value-type="float">
            <text:p>683.08</text:p>
          </table:table-cell>
          <table:table-cell office:value-type="float" office:value="7.24206531861229" calcext:value-type="float">
            <text:p>7.24206531861229</text:p>
          </table:table-cell>
          <table:table-cell office:value-type="float" office:value="65.7743283510208" calcext:value-type="float">
            <text:p>65.7743283510208</text:p>
          </table:table-cell>
        </table:table-row>
        <table:table-row table:style-name="ro1">
          <table:table-cell/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649.806" calcext:value-type="float">
            <text:p>649.806</text:p>
          </table:table-cell>
          <table:table-cell table:style-name="ce48" office:value-type="float" office:value="7.30805306915941" calcext:value-type="float">
            <text:p>7.30805306915941</text:p>
          </table:table-cell>
          <table:table-cell table:style-name="ce60" office:value-type="float" office:value="66.4049879014492" calcext:value-type="float">
            <text:p>66.4049879014492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3" office:value-type="float" office:value="637.926" calcext:value-type="float">
            <text:p>637.926</text:p>
          </table:table-cell>
          <table:table-cell table:style-name="ce49" office:value-type="float" office:value="7.44568772320213" calcext:value-type="float">
            <text:p>7.44568772320213</text:p>
          </table:table-cell>
          <table:table-cell table:style-name="ce61" office:value-type="float" office:value="67.6715756654739" calcext:value-type="float">
            <text:p>67.6715756654739</text:p>
          </table:table-cell>
        </table:table-row>
        <table:table-row table:style-name="ro1">
          <table:table-cell/>
          <table:table-cell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office:value-type="float" office:value="664.573" calcext:value-type="float">
            <text:p>664.573</text:p>
          </table:table-cell>
          <table:table-cell office:value-type="float" office:value="7.04776133125" calcext:value-type="float">
            <text:p>7.04776133125</text:p>
          </table:table-cell>
          <table:table-cell office:value-type="float" office:value="64.005859375" calcext:value-type="float">
            <text:p>64.005859375</text:p>
          </table:table-cell>
        </table:table-row>
        <table:table-row table:style-name="ro1">
          <table:table-cell/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623.622" calcext:value-type="float">
            <text:p>623.622</text:p>
          </table:table-cell>
          <table:table-cell table:style-name="ce48" office:value-type="float" office:value="7.08132377427235" calcext:value-type="float">
            <text:p>7.08132377427235</text:p>
          </table:table-cell>
          <table:table-cell table:style-name="ce60" office:value-type="float" office:value="64.3422488570213" calcext:value-type="float">
            <text:p>64.3422488570213</text:p>
          </table:table-cell>
        </table:table-row>
        <table:table-row table:style-name="ro1">
          <table:table-cell table:style-name="ce30"/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3" office:value-type="float" office:value="598.134" calcext:value-type="float">
            <text:p>598.134</text:p>
          </table:table-cell>
          <table:table-cell table:style-name="ce49" office:value-type="float" office:value="7.041761378125" calcext:value-type="float">
            <text:p>7.041761378125</text:p>
          </table:table-cell>
          <table:table-cell table:style-name="ce61" office:value-type="float" office:value="63.9990234375" calcext:value-type="float">
            <text:p>63.9990234375</text:p>
          </table:table-cell>
        </table:table-row>
        <table:table-row table:style-name="ro1">
          <table:table-cell table:style-name="ce28" office:value-type="string" calcext:value-type="string">
            <text:p>S3</text:p>
          </table:table-cell>
          <table:table-cell office:value-type="string" calcext:value-type="string">
            <text:p>column</text:p>
          </table:table-cell>
          <table:table-cell office:value-type="float" office:value="4" calcext:value-type="float">
            <text:p>4</text:p>
          </table:table-cell>
          <table:table-cell office:value-type="float" office:value="598.481" calcext:value-type="float">
            <text:p>598.481</text:p>
          </table:table-cell>
          <table:table-cell office:value-type="float" office:value="5.768146835475" calcext:value-type="float">
            <text:p>5.768146835475</text:p>
          </table:table-cell>
          <table:table-cell office:value-type="float" office:value="63.9990234375" calcext:value-type="float">
            <text:p>63.9990234375</text:p>
          </table:table-cell>
        </table:table-row>
        <table:table-row table:style-name="ro1">
          <table:table-cell/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598.14" calcext:value-type="float">
            <text:p>598.14</text:p>
          </table:table-cell>
          <table:table-cell table:style-name="ce48" office:value-type="float" office:value="5.764765850475" calcext:value-type="float">
            <text:p>5.764765850475</text:p>
          </table:table-cell>
          <table:table-cell table:style-name="ce60" office:value-type="float" office:value="63.9990234375" calcext:value-type="float">
            <text:p>63.9990234375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3" office:value-type="float" office:value="598.944" calcext:value-type="float">
            <text:p>598.944</text:p>
          </table:table-cell>
          <table:table-cell table:style-name="ce49" office:value-type="float" office:value="5.770093924575" calcext:value-type="float">
            <text:p>5.770093924575</text:p>
          </table:table-cell>
          <table:table-cell table:style-name="ce61" office:value-type="float" office:value="63.9990234375" calcext:value-type="float">
            <text:p>63.9990234375</text:p>
          </table:table-cell>
        </table:table-row>
        <table:table-row table:style-name="ro1">
          <table:table-cell/>
          <table:table-cell office:value-type="string" calcext:value-type="string">
            <text:p>cube</text:p>
          </table:table-cell>
          <table:table-cell office:value-type="float" office:value="4" calcext:value-type="float">
            <text:p>4</text:p>
          </table:table-cell>
          <table:table-cell office:value-type="float" office:value="598.682" calcext:value-type="float">
            <text:p>598.682</text:p>
          </table:table-cell>
          <table:table-cell office:value-type="float" office:value="5.76758660780455" calcext:value-type="float">
            <text:p>5.76758660780455</text:p>
          </table:table-cell>
          <table:table-cell office:value-type="float" office:value="63.9981293678284" calcext:value-type="float">
            <text:p>63.9981293678284</text:p>
          </table:table-cell>
        </table:table-row>
        <table:table-row table:style-name="ro1">
          <table:table-cell/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596.956" calcext:value-type="float">
            <text:p>596.956</text:p>
          </table:table-cell>
          <table:table-cell table:style-name="ce48" office:value-type="float" office:value="5.76430617280455" calcext:value-type="float">
            <text:p>5.76430617280455</text:p>
          </table:table-cell>
          <table:table-cell table:style-name="ce60" office:value-type="float" office:value="63.9981293678284" calcext:value-type="float">
            <text:p>63.9981293678284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3" office:value-type="float" office:value="596.859" calcext:value-type="float">
            <text:p>596.859</text:p>
          </table:table-cell>
          <table:table-cell table:style-name="ce49" office:value-type="float" office:value="5.76701283110455" calcext:value-type="float">
            <text:p>5.76701283110455</text:p>
          </table:table-cell>
          <table:table-cell table:style-name="ce61" office:value-type="float" office:value="63.9981293678284" calcext:value-type="float">
            <text:p>63.9981293678284</text:p>
          </table:table-cell>
        </table:table-row>
        <table:table-row table:style-name="ro1">
          <table:table-cell/>
          <table:table-cell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office:value-type="float" office:value="596.501" calcext:value-type="float">
            <text:p>596.501</text:p>
          </table:table-cell>
          <table:table-cell office:value-type="float" office:value="5.768144480775" calcext:value-type="float">
            <text:p>5.768144480775</text:p>
          </table:table-cell>
          <table:table-cell office:value-type="float" office:value="63.9990234375" calcext:value-type="float">
            <text:p>63.9990234375</text:p>
          </table:table-cell>
        </table:table-row>
        <table:table-row table:style-name="ro1">
          <table:table-cell/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597.283" calcext:value-type="float">
            <text:p>597.283</text:p>
          </table:table-cell>
          <table:table-cell table:style-name="ce48" office:value-type="float" office:value="5.764725920775" calcext:value-type="float">
            <text:p>5.764725920775</text:p>
          </table:table-cell>
          <table:table-cell table:style-name="ce60" office:value-type="float" office:value="63.9990234375" calcext:value-type="float">
            <text:p>63.9990234375</text:p>
          </table:table-cell>
        </table:table-row>
        <table:table-row table:style-name="ro1">
          <table:table-cell table:style-name="ce31"/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44" office:value-type="float" office:value="598.277" calcext:value-type="float">
            <text:p>598.277</text:p>
          </table:table-cell>
          <table:table-cell table:style-name="ce50" office:value-type="float" office:value="5.769950538375" calcext:value-type="float">
            <text:p>5.769950538375</text:p>
          </table:table-cell>
          <table:table-cell table:style-name="ce62" office:value-type="float" office:value="63.9990234375" calcext:value-type="float">
            <text:p>63.9990234375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F29" table:buttons="'Pivot Table_out_1'.A2 'Pivot Table_out_1'.B2 'Pivot Table_out_1'.C2 'Pivot Table_out_1'.D1" table:grand-total="none" table:show-filter-button="false" table:drill-down-on-double-click="false">
          <table:source-cell-range table:cell-range-address="out.A1:out.I2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CS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column" table:display="true" table:show-details="true"/>
                <table:data-pilot-member table:name="cube" table:display="true" table:show-details="true"/>
                <table:data-pilot-member table:name="row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unk Size (MB)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596.501" table:display="true" table:show-details="true"/>
                <table:data-pilot-member table:name="596.859" table:display="true" table:show-details="true"/>
                <table:data-pilot-member table:name="596.956" table:display="true" table:show-details="true"/>
                <table:data-pilot-member table:name="597.283" table:display="true" table:show-details="true"/>
                <table:data-pilot-member table:name="598.134" table:display="true" table:show-details="true"/>
                <table:data-pilot-member table:name="598.14" table:display="true" table:show-details="true"/>
                <table:data-pilot-member table:name="598.277" table:display="true" table:show-details="true"/>
                <table:data-pilot-member table:name="598.481" table:display="true" table:show-details="true"/>
                <table:data-pilot-member table:name="598.682" table:display="true" table:show-details="true"/>
                <table:data-pilot-member table:name="598.944" table:display="true" table:show-details="true"/>
                <table:data-pilot-member table:name="601.5" table:display="true" table:show-details="true"/>
                <table:data-pilot-member table:name="623.622" table:display="true" table:show-details="true"/>
                <table:data-pilot-member table:name="637.926" table:display="true" table:show-details="true"/>
                <table:data-pilot-member table:name="649.806" table:display="true" table:show-details="true"/>
                <table:data-pilot-member table:name="664.573" table:display="true" table:show-details="true"/>
                <table:data-pilot-member table:name="678.11" table:display="true" table:show-details="true"/>
                <table:data-pilot-member table:name="683.08" table:display="true" table:show-details="true"/>
                <table:data-pilot-member table:name="696.29" table:display="true" table:show-details="true"/>
                <table:data-pilot-member table:name="698.139" table:display="true" table:show-details="true"/>
                <table:data-pilot-member table:name="726.115" table:display="true" table:show-details="true"/>
                <table:data-pilot-member table:name="755.76" table:display="true" table:show-details="true"/>
                <table:data-pilot-member table:name="758.178" table:display="true" table:show-details="true"/>
                <table:data-pilot-member table:name="809.77" table:display="true" table:show-details="true"/>
                <table:data-pilot-member table:name="937.79" table:display="true" table:show-details="true"/>
                <table:data-pilot-member table:name="1066.86" table:display="true" table:show-details="true"/>
                <table:data-pilot-member table:name="1391.04" table:display="true" table:show-details="true"/>
                <table:data-pilot-member table:name="1485.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5.12280475" table:display="true" table:show-details="true"/>
                <table:data-pilot-member table:name="5.17742294169235" table:display="true" table:show-details="true"/>
                <table:data-pilot-member table:name="5.189521" table:display="true" table:show-details="true"/>
                <table:data-pilot-member table:name="5.29298169109726" table:display="true" table:show-details="true"/>
                <table:data-pilot-member table:name="5.32827650515366" table:display="true" table:show-details="true"/>
                <table:data-pilot-member table:name="5.41997555052567" table:display="true" table:show-details="true"/>
                <table:data-pilot-member table:name="5.568896" table:display="true" table:show-details="true"/>
                <table:data-pilot-member table:name="5.71740347660351" table:display="true" table:show-details="true"/>
                <table:data-pilot-member table:name="5.76430617280455" table:display="true" table:show-details="true"/>
                <table:data-pilot-member table:name="5.764725920775" table:display="true" table:show-details="true"/>
                <table:data-pilot-member table:name="5.764765850475" table:display="true" table:show-details="true"/>
                <table:data-pilot-member table:name="5.76701283110455" table:display="true" table:show-details="true"/>
                <table:data-pilot-member table:name="5.76758660780455" table:display="true" table:show-details="true"/>
                <table:data-pilot-member table:name="5.768144480775" table:display="true" table:show-details="true"/>
                <table:data-pilot-member table:name="5.768146835475" table:display="true" table:show-details="true"/>
                <table:data-pilot-member table:name="5.769950538375" table:display="true" table:show-details="true"/>
                <table:data-pilot-member table:name="5.770093924575" table:display="true" table:show-details="true"/>
                <table:data-pilot-member table:name="5.842336" table:display="true" table:show-details="true"/>
                <table:data-pilot-member table:name="7.041761378125" table:display="true" table:show-details="true"/>
                <table:data-pilot-member table:name="7.04776133125" table:display="true" table:show-details="true"/>
                <table:data-pilot-member table:name="7.08132377427235" table:display="true" table:show-details="true"/>
                <table:data-pilot-member table:name="7.24206531861229" table:display="true" table:show-details="true"/>
                <table:data-pilot-member table:name="7.30805306915941" table:display="true" table:show-details="true"/>
                <table:data-pilot-member table:name="7.44568772320213" table:display="true" table:show-details="true"/>
                <table:data-pilot-member table:name="7.6521168" table:display="true" table:show-details="true"/>
                <table:data-pilot-member table:name="7.85878736782982" table:display="true" table:show-details="true"/>
                <table:data-pilot-member table:name="8.03186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red Size (GB)" table:orientation="data" table:used-hierarchy="0" table:function="median">
            <table:data-pilot-level table:show-empty="false" calcext:repeat-item-labels="false">
              <table:data-pilot-members>
                <table:data-pilot-member table:name="63.9981293678284" table:display="true" table:show-details="true"/>
                <table:data-pilot-member table:name="63.9990234375" table:display="true" table:show-details="true"/>
                <table:data-pilot-member table:name="64.005859375" table:display="true" table:show-details="true"/>
                <table:data-pilot-member table:name="64.3422488570213" table:display="true" table:show-details="true"/>
                <table:data-pilot-member table:name="64.6603430211544" table:display="true" table:show-details="true"/>
                <table:data-pilot-member table:name="64.7578125" table:display="true" table:show-details="true"/>
                <table:data-pilot-member table:name="65.7743283510208" table:display="true" table:show-details="true"/>
                <table:data-pilot-member table:name="66.0546273887158" table:display="true" table:show-details="true"/>
                <table:data-pilot-member table:name="66.4049879014492" table:display="true" table:show-details="true"/>
                <table:data-pilot-member table:name="66.5487000644207" table:display="true" table:show-details="true"/>
                <table:data-pilot-member table:name="67.6715756654739" table:display="true" table:show-details="true"/>
                <table:data-pilot-member table:name="67.7213443815708" table:display="true" table:show-details="true"/>
                <table:data-pilot-member table:name="69.5" table:display="true" table:show-details="true"/>
                <table:data-pilot-member table:name="71.4100997075439" table:display="true" table:show-details="true"/>
                <table:data-pilot-member table:name="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7:44:54.8439903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4-03T17:46:35.894639801</dc:date>
    <meta:editing-duration>P1DT2H47M36S</meta:editing-duration>
    <meta:editing-cycles>6</meta:editing-cycles>
    <meta:generator>LibreOffice/7.2.4.1$MacOSX_X86_64 LibreOffice_project/27d75539669ac387bb498e35313b970b7fe9c4f9</meta:generator>
    <meta:document-statistic meta:table-count="2" meta:cell-count="379" meta:object-count="0"/>
  </office:meta>
</office:document-meta>
</file>